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0835in" loext:contextual-spacing="false" fo:text-align="end" style:justify-single-word="false"/>
      <style:text-properties style:font-name="Times New Roman" fo:font-size="18pt" officeooo:paragraph-rsid="00001718" style:font-size-asian="18pt" style:font-size-complex="18pt"/>
    </style:style>
    <style:style style:name="P2" style:family="paragraph" style:parent-style-name="Standard">
      <style:paragraph-properties fo:margin-top="0in" fo:margin-bottom="0.139in" loext:contextual-spacing="false" fo:text-align="center" style:justify-single-word="false"/>
      <style:text-properties style:font-name="Times New Roman" fo:font-size="18pt" officeooo:paragraph-rsid="00001718" style:font-size-asian="18pt" style:font-size-complex="18pt"/>
    </style:style>
    <style:style style:name="P3" style:family="paragraph" style:parent-style-name="Standard">
      <style:text-properties style:font-name="Times New Roman"/>
    </style:style>
    <style:style style:name="P4" style:family="paragraph" style:parent-style-name="Standard">
      <style:paragraph-properties fo:text-align="center" style:justify-single-word="false"/>
      <style:text-properties style:font-name="Times New Roman" fo:font-size="17pt" style:font-size-asian="17pt" style:font-size-complex="17pt"/>
    </style:style>
    <style:style style:name="P5" style:family="paragraph" style:parent-style-name="Standard">
      <style:paragraph-properties fo:text-align="center" style:justify-single-word="false"/>
      <style:text-properties style:font-name="Times New Roman" fo:font-size="28pt" style:font-size-asian="28pt" style:font-size-complex="26pt"/>
    </style:style>
    <style:style style:name="P6" style:family="paragraph" style:parent-style-name="Standard">
      <style:paragraph-properties fo:text-align="end" style:justify-single-word="false"/>
      <style:text-properties style:font-name="Times New Roman" fo:font-size="16pt" officeooo:paragraph-rsid="00001718" style:font-size-asian="16pt" style:font-size-complex="16pt"/>
    </style:style>
    <style:style style:name="P7" style:family="paragraph" style:parent-style-name="Text_20_body">
      <style:paragraph-properties fo:text-align="start" style:justify-single-word="false" fo:break-before="page"/>
      <style:text-properties style:font-name="Times New Roman" fo:font-size="12pt" officeooo:rsid="0002626b" officeooo:paragraph-rsid="000ed927" style:font-size-asian="12pt" style:font-size-complex="12pt"/>
    </style:style>
    <style:style style:name="P8" style:family="paragraph" style:parent-style-name="Text_20_body">
      <style:paragraph-properties fo:text-align="start" style:justify-single-word="false"/>
      <style:text-properties style:font-name="Times New Roman" fo:font-size="12pt" officeooo:rsid="0010a950" officeooo:paragraph-rsid="00136fef" style:font-size-asian="12pt" style:font-size-complex="12pt"/>
    </style:style>
    <style:style style:name="P9" style:family="paragraph" style:parent-style-name="Text_20_body">
      <style:paragraph-properties fo:text-align="start" style:justify-single-word="false"/>
      <style:text-properties style:font-name="Times New Roman" fo:font-size="12pt" officeooo:rsid="00136fef" officeooo:paragraph-rsid="00136fef" style:font-size-asian="12pt" style:font-size-complex="12pt"/>
    </style:style>
    <style:style style:name="P10" style:family="paragraph" style:parent-style-name="Text_20_body">
      <style:paragraph-properties fo:text-align="start" style:justify-single-word="false"/>
      <style:text-properties style:font-name="Times New Roman" fo:font-size="12pt" officeooo:rsid="0002626b" officeooo:paragraph-rsid="0002626b" style:font-size-asian="12pt" style:font-size-complex="12pt"/>
    </style:style>
    <style:style style:name="P11" style:family="paragraph" style:parent-style-name="Text_20_body">
      <style:paragraph-properties fo:text-align="start" style:justify-single-word="false"/>
      <style:text-properties style:font-name="Times New Roman" fo:font-size="12pt" officeooo:rsid="00079e0e" officeooo:paragraph-rsid="001d5dda" style:font-size-asian="12pt" style:font-size-complex="12pt"/>
    </style:style>
    <style:style style:name="P12" style:family="paragraph" style:parent-style-name="Text_20_body">
      <style:paragraph-properties fo:text-align="start" style:justify-single-word="false"/>
      <style:text-properties style:font-name="Times New Roman" fo:font-size="12pt" officeooo:rsid="00151293" officeooo:paragraph-rsid="00151293" style:font-size-asian="12pt" style:font-size-complex="12pt"/>
    </style:style>
    <style:style style:name="P13" style:family="paragraph" style:parent-style-name="Text_20_body">
      <style:paragraph-properties fo:text-align="start" style:justify-single-word="false"/>
      <style:text-properties style:font-name="Times New Roman" fo:font-size="12pt" officeooo:rsid="000e5c2b" officeooo:paragraph-rsid="000e5c2b" style:font-size-asian="12pt" style:font-size-complex="12pt"/>
    </style:style>
    <style:style style:name="P14" style:family="paragraph" style:parent-style-name="Standard" style:master-page-name="Standard">
      <style:paragraph-properties fo:text-align="center" style:justify-single-word="false" style:page-number="auto"/>
      <style:text-properties style:font-name="Times New Roman" fo:font-size="18pt" style:font-size-asian="18pt" style:font-size-complex="18pt"/>
    </style:style>
    <style:style style:name="P15" style:family="paragraph" style:parent-style-name="Text_20_body">
      <style:paragraph-properties fo:text-align="start" style:justify-single-word="false"/>
      <style:text-properties style:font-name="Times New Roman" fo:font-size="12pt" officeooo:rsid="00136fef" officeooo:paragraph-rsid="00136fef" style:font-size-asian="12pt" style:font-size-complex="12pt"/>
    </style:style>
    <style:style style:name="P16" style:family="paragraph" style:parent-style-name="Text_20_body">
      <style:paragraph-properties fo:text-align="start" style:justify-single-word="false"/>
      <style:text-properties style:font-name="Times New Roman" fo:font-size="12pt" officeooo:rsid="00054f7d" officeooo:paragraph-rsid="00054f7d" style:font-size-asian="12pt" style:font-size-complex="12pt"/>
    </style:style>
    <style:style style:name="P17" style:family="paragraph" style:parent-style-name="Text_20_body">
      <style:paragraph-properties fo:text-align="start" style:justify-single-word="false"/>
      <style:text-properties style:font-name="Times New Roman" fo:font-size="12pt" officeooo:rsid="001d5dda" officeooo:paragraph-rsid="001d5dda" style:font-size-asian="12pt" style:font-size-complex="12pt"/>
    </style:style>
    <style:style style:name="P18" style:family="paragraph" style:parent-style-name="Text_20_body">
      <style:paragraph-properties fo:text-align="start" style:justify-single-word="false"/>
      <style:text-properties style:font-name="Times New Roman" fo:font-size="12pt" officeooo:rsid="00096a72" officeooo:paragraph-rsid="00096a72" style:font-size-asian="12pt" style:font-size-complex="12pt"/>
    </style:style>
    <style:style style:name="P19" style:family="paragraph" style:parent-style-name="Text_20_body">
      <style:paragraph-properties fo:text-align="center" style:justify-single-word="false"/>
      <style:text-properties style:font-name="Times New Roman" officeooo:paragraph-rsid="00366241"/>
    </style:style>
    <style:style style:name="T1" style:family="text">
      <style:text-properties officeooo:rsid="00016695"/>
    </style:style>
    <style:style style:name="T2" style:family="text">
      <style:text-properties officeooo:rsid="00096a72"/>
    </style:style>
    <style:style style:name="T3" style:family="text">
      <style:text-properties officeooo:rsid="000c9729"/>
    </style:style>
    <style:style style:name="T4" style:family="text">
      <style:text-properties officeooo:rsid="000ed927"/>
    </style:style>
    <style:style style:name="T5" style:family="text">
      <style:text-properties officeooo:rsid="0012fc07"/>
    </style:style>
    <style:style style:name="T6" style:family="text">
      <style:text-properties officeooo:rsid="001a66d8"/>
    </style:style>
    <style:style style:name="T7" style:family="text">
      <style:text-properties officeooo:rsid="001c0311"/>
    </style:style>
    <style:style style:name="T8" style:family="text">
      <style:text-properties officeooo:rsid="001ec09a"/>
    </style:style>
    <style:style style:name="T9" style:family="text">
      <style:text-properties officeooo:rsid="001efa40"/>
    </style:style>
    <style:style style:name="T10" style:family="text">
      <style:text-properties officeooo:rsid="00296dd5"/>
    </style:style>
    <style:style style:name="T11" style:family="text">
      <style:text-properties officeooo:rsid="002b1658"/>
    </style:style>
    <style:style style:name="T12" style:family="text">
      <style:text-properties officeooo:rsid="002ba5d3"/>
    </style:style>
    <style:style style:name="T13" style:family="text">
      <style:text-properties officeooo:rsid="00338d9a"/>
    </style:style>
    <style:style style:name="fr1" style:family="graphic" style:parent-style-name="Frame">
      <style:graphic-properties style:wrap="none" style:vertical-pos="bottom" style:vertical-rel="page-content" style:horizontal-pos="center" style:horizontal-rel="page" style:shadow="none" draw:shadow-opacity="100%" draw:textarea-vertical-align="botto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8882in" draw:z-index="0">
        <draw:text-box fo:min-height="1.1909in">
          <text:p text:style-name="P1">Sergey Volodin </text:p>
          <text:p text:style-name="P6">Group 374</text:p>
          <text:p text:style-name="P2">Moscow, 2016</text:p>
        </draw:text-box>
      </draw:frame>
      <text:p text:style-name="P14">Moscow Institute of Physics and Technology (State University)</text:p>
      <text:p text:style-name="P3"/>
      <text:p text:style-name="P3"/>
      <text:p text:style-name="P3"/>
      <text:p text:style-name="P3"/>
      <text:p text:style-name="P3"/>
      <text:p text:style-name="P3"/>
      <text:p text:style-name="P4">Exam presentation at the department of foreign languages</text:p>
      <text:p text:style-name="P5">Deep Neural Networks are Easily Fooled</text:p>
      <text:p text:style-name="P19">based on <text:span text:style-name="T1">original article </text:span>“Nguyen A, Yosinski J, Clune J. Deep Neural Networks are Easily Fooled: High Confidence Predictions for Unrecognizable Images. In Computer Vision and Pattern Recognition</text:p>
      <text:p text:style-name="P19">(CVPR ’15), IEEE, 2015.”</text:p>
      <text:p text:style-name="P7">Good <text:span text:style-name="T11">afternoon</text:span> everyone! <text:span text:style-name="T4">I have a question for you: what is on these pictures?</text:span></text:p>
      <text:p text:style-name="P8">I am Sergey Volodin, a third-year MIPT student, the department of applied math. <text:span text:style-name="T5">I'm here today to tell you about deep neural networks and how you can fool them.</text:span></text:p>
      <text:p text:style-name="P9">Deep neural networks are very useful and important piece of technology used for speech and image recognition, security systems and many other applications. Understanding how they see the world is very important because we actually rely on them in many different situations.</text:p>
      <text:p text:style-name="P9">I've divided my speech into the following parts, namely, <text:span text:style-name="T6">definition of n</text:span>eural networks, <text:span text:style-name="T12">basics of d</text:span>eep neural networks and, finally, <text:span text:style-name="T6">f</text:span>ooling deep neural networks. You can see the plan here in the slide.</text:p>
      <text:p text:style-name="P16">My presentation will last for about 7 minutes. Please feel free to ask me questions at any time.</text:p>
      <text:p text:style-name="P11">Let's begin. A neural network is a set of neurons. <text:span text:style-name="T7">Each neuron has inputs and one output. Each one of them does very simple operations. But when we combine them into a network, it can do very complex tasks.</text:span> It can be trained with learning samples so it will give the result we want.</text:p>
      <text:p text:style-name="P17">Let's now talk about deep neural network. DNN is a neural network with a lot of neurons. Such complexity gives it a great power. For example, it can be used to automatically classify images. You can feed an image to its inputs and the network will tell you the probability of this picture being a picture of a cat.</text:p>
      <text:p text:style-name="P11"><text:span text:style-name="T9">Now, let's talk about fooling Deep neural networks. First of all, let's ask ourselves: </text:span>do <text:span text:style-name="T8">DNNs</text:span> see like we do? Do they understand what is cat and what is a baseball? The answer is no. <text:span text:style-name="T2">If we give the network these images, it will classify them with 99% certainty as real-world objects. But, of course, for example, this picture has little in common with an actual baseball.</text:span></text:p>
      <text:p text:style-name="P18">Let's now talk about how to generate such images. This techique is based on a simple idea: let's just ask the network, what is a guitar, for example? So, at the beginning we start from a set of images. We show it to the network, and it says, which of these images is more likely to be a guitar. Then we throw away images which have low scores. Then we copy and slightly modify best fitting images. And then we repeat. This method is called evolutionary algorithm. Finally we get an image which is classified as a guitar, but it isn't a guitar.</text:p>
      <text:p text:style-name="P10">That brings me to the end of my presentation. <text:span text:style-name="T3">Let me summarize, what we have looked at. First of all, you now know what is a neural network. We looked at what is a Deep neural network and what are its applications. And, finally, we saw how this network can be fooled.</text:span></text:p>
      <text:p text:style-name="P12">In conslusion, I'd like to say that neural networks are very interesting subject and every day scientists find new amazing properties of th<text:span text:style-name="T13">em.</text:span></text:p>
      <text:p text:style-name="P13">Thank you for your attention. <text:span text:style-name="T10">Please, f</text:span>eel free to ask me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meta:initial-creator>
    <meta:creation-date>2010-04-12T22:57:00</meta:creation-date>
    <dc:date>2016-06-10T20:58:11.143564174</dc:date>
    <meta:editing-cycles>62</meta:editing-cycles>
    <meta:editing-duration>PT4H58M21S</meta:editing-duration>
    <meta:generator>LibreOffice/4.3.3.2$Linux_X86_64 LibreOffice_project/430m0$Build-2</meta:generator>
    <meta:document-statistic meta:table-count="0" meta:image-count="0" meta:object-count="0" meta:page-count="2" meta:paragraph-count="20" meta:word-count="566" meta:character-count="3207" meta:non-whitespace-character-count="2660"/>
  </office:meta>
</office:document-meta>
</file>